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9944in" style:rel-width="100%" fo:margin-left="0in" fo:margin-top="0in" fo:margin-bottom="0in" table:align="left" style:shadow="none" style:writing-mode="lr-tb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1.1215in" style:rel-column-width="1615*"/>
    </style:style>
    <style:style style:name="Table1.C" style:family="table-column">
      <style:table-column-properties style:column-width="3.6257in" style:rel-column-width="5220*"/>
    </style:style>
    <style:style style:name="Table1.D" style:family="table-column">
      <style:table-column-properties style:column-width="0.5056in" style:rel-column-width="728*"/>
    </style:style>
    <style:style style:name="Table1.E" style:family="table-column">
      <style:table-column-properties style:column-width="0.9688in" style:rel-column-width="1395*"/>
    </style:style>
    <style:style style:name="Table1.F" style:family="table-column">
      <style:table-column-properties style:column-width="1.0806in" style:rel-column-width="155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/>
    </style:style>
    <style:style style:name="Table1.F1" style:family="table-cell">
      <style:table-cell-properties fo:padding-left="0.075in" fo:padding-right="0.075in" fo:padding-top="0in" fo:padding-bottom="0in" fo:border="0.05pt solid #000000"/>
    </style:style>
    <style:style style:name="Table1.A2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0.05pt solid #000000" fo:border-right="none" fo:border-top="none" fo:border-bottom="0.05pt solid #000000"/>
    </style:style>
    <style:style style:name="Table1.F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3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4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5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6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7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8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9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0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1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3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4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5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6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7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18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2667in" fo:keep-together="auto"/>
    </style:style>
    <style:style style:name="Table1.F19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0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1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3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4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5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6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7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8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29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30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31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1.F3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officeooo:paragraph-rsid="00137c7e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officeooo:paragraph-rsid="001554a9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style:font-size-complex="12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style:font-size-complex="12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officeooo:rsid="00139afc" officeooo:paragraph-rsid="00160aff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style:font-size-asian="11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style:font-size-asian="11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37c7e" officeooo:paragraph-rsid="00137c7e" style:font-size-asian="11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39afc" officeooo:paragraph-rsid="00139afc" style:font-size-asian="11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6525e" officeooo:paragraph-rsid="0016525e" style:font-size-asian="11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7bc06" officeooo:paragraph-rsid="0017bc06" style:font-size-asian="11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cad3b" officeooo:paragraph-rsid="001cad3b" style:font-size-asian="11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paragraph-rsid="00160aff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paragraph-rsid="0016525e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paragraph-rsid="00198331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37c7e" officeooo:paragraph-rsid="00137c7e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37c7e" officeooo:paragraph-rsid="00137c7e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39afc" officeooo:paragraph-rsid="00139afc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39afc" officeooo:paragraph-rsid="00160aff" style:font-size-asian="11pt" style:font-size-complex="11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39afc" officeooo:paragraph-rsid="00139afc" style:font-size-asian="11pt" style:font-size-complex="11pt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554a9" officeooo:paragraph-rsid="001554a9" style:font-size-asian="11pt" style:font-size-complex="11pt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5a286" officeooo:paragraph-rsid="0015a286" style:font-size-asian="11pt" style:font-size-complex="11pt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98331" officeooo:paragraph-rsid="00198331" style:font-size-asian="11pt" style:font-size-complex="11pt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fo:font-style="normal" fo:font-weight="normal" officeooo:rsid="001554a9" officeooo:paragraph-rsid="00160af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/>
    </style:style>
    <style:style style:name="P30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fo:font-style="italic" style:font-size-asian="11pt" style:font-style-asian="italic" style:font-size-complex="11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color="#5b9bd5" fo:font-size="11pt" fo:font-weight="bold" style:font-size-asian="11pt" style:font-weight-asian="bold" style:font-size-complex="11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officeooo:rsid="001d0835" officeooo:paragraph-rsid="001d0835"/>
    </style:style>
    <style:style style:name="P33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fo:font-style="normal" fo:font-weight="normal" officeooo:rsid="001d3cb0" officeooo:paragraph-rsid="001d3cb0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d3cb0" officeooo:paragraph-rsid="001d3cb0" style:font-size-asian="11pt" style:font-size-complex="11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style:font-size-asian="11pt" style:font-size-complex="11pt"/>
    </style:style>
    <style:style style:name="P36" style:family="paragraph" style:parent-style-name="Standard">
      <style:paragraph-properties fo:margin-top="0in" fo:margin-bottom="0in" loext:contextual-spacing="false" fo:line-height="100%">
        <style:tab-stops>
          <style:tab-stop style:position="1.5626in"/>
        </style:tab-stops>
      </style:paragraph-properties>
      <style:text-properties fo:font-size="11pt" officeooo:rsid="001f389c" officeooo:paragraph-rsid="001f389c" style:font-size-asian="11pt" style:font-size-complex="11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1f389c" officeooo:paragraph-rsid="001f389c" style:font-size-asian="11pt" style:font-size-complex="11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font-size="11pt" officeooo:rsid="0020b5d4" officeooo:paragraph-rsid="0020b5d4" style:font-size-asian="11pt" style:font-size-complex="11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fo:color="#5b9bd5" fo:font-size="11pt" fo:font-weight="bold" officeooo:rsid="0020b5d4" officeooo:paragraph-rsid="0020b5d4" style:font-size-asian="11pt" style:font-weight-asian="bold" style:font-size-complex="11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5626in"/>
        </style:tab-stops>
      </style:paragraph-properties>
      <style:text-properties officeooo:paragraph-rsid="0020b5d4"/>
    </style:style>
    <style:style style:name="P4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37c7e" style:font-size-asian="11pt" style:font-size-complex="11pt"/>
    </style:style>
    <style:style style:name="T4" style:family="text">
      <style:text-properties fo:font-size="11pt" officeooo:rsid="00139afc" style:font-size-asian="11pt" style:font-size-complex="11pt"/>
    </style:style>
    <style:style style:name="T5" style:family="text">
      <style:text-properties fo:font-size="11pt" officeooo:rsid="0015a286" style:font-size-asian="11pt" style:font-size-complex="11pt"/>
    </style:style>
    <style:style style:name="T6" style:family="text">
      <style:text-properties fo:font-size="11pt" officeooo:rsid="0017bc06" style:font-size-asian="11pt" style:font-size-complex="11pt"/>
    </style:style>
    <style:style style:name="T7" style:family="text">
      <style:text-properties fo:font-size="11pt" officeooo:rsid="00139afc" style:font-size-asian="11pt"/>
    </style:style>
    <style:style style:name="T8" style:family="text">
      <style:text-properties fo:font-size="11pt" officeooo:rsid="001554a9" style:font-size-asian="11pt"/>
    </style:style>
    <style:style style:name="T9" style:family="text">
      <style:text-properties fo:font-size="11pt" fo:font-style="italic" fo:font-weight="bold" style:font-size-asian="11pt" style:font-style-asian="italic" style:font-weight-asian="bold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1" style:family="text">
      <style:text-properties fo:font-size="11pt" fo:font-style="italic" fo:font-weight="bold" officeooo:rsid="001554a9" style:font-size-asian="11pt" style:font-style-asian="italic" style:font-weight-asian="bold" style:font-size-complex="11pt"/>
    </style:style>
    <style:style style:name="T12" style:family="text">
      <style:text-properties fo:font-size="11pt" fo:font-weight="bold" officeooo:rsid="0015a286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7bc06" style:font-size-asian="11pt" style:font-weight-asian="bold" style:font-size-complex="11pt" style:font-weight-complex="bold"/>
    </style:style>
    <style:style style:name="T14" style:family="text">
      <style:text-properties fo:color="#5b9bd5"/>
    </style:style>
    <style:style style:name="T15" style:family="text">
      <style:text-properties fo:color="#5b9bd5" fo:font-size="11pt" fo:font-weight="bold" style:font-size-asian="11pt" style:font-weight-asian="bold"/>
    </style:style>
    <style:style style:name="T16" style:family="text">
      <style:text-properties fo:color="#5b9bd5" fo:font-size="11pt" fo:font-weight="bold" officeooo:rsid="0020b5d4" style:font-size-asian="11pt" style:font-weight-asian="bold" style:font-size-complex="11pt"/>
    </style:style>
    <style:style style:name="T17" style:family="text">
      <style:text-properties fo:color="#5b9bd5" fo:font-weight="bold" style:font-weight-asian="bold"/>
    </style:style>
    <style:style style:name="T18" style:family="text">
      <style:text-properties fo:color="#5b9bd5" style:text-underline-style="solid" style:text-underline-width="auto" style:text-underline-color="font-color" fo:font-weight="bold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389c" style:font-weight-asian="bold" style:font-weight-complex="bold"/>
    </style:style>
    <style:style style:name="T22" style:family="text">
      <style:text-properties officeooo:rsid="001d3cb0"/>
    </style:style>
    <style:style style:name="T23" style:family="text">
      <style:text-properties officeooo:rsid="001f389c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Frame1" text:anchor-type="paragraph" svg:x="-0.802in" svg:y="0.048in" svg:width="7.9945in" style:rel-width="123%" draw:z-index="0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office:value-type="string"><text:p text:style-name="P16">Date</text:p></table:table-cell><table:table-cell table:style-name="Table1.A1" office:value-type="string"><text:p text:style-name="P15">Module</text:p></table:table-cell><table:table-cell table:style-name="Table1.A1" office:value-type="string"><text:p text:style-name="P16">Specific Topic</text:p></table:table-cell><table:table-cell table:style-name="Table1.A1" office:value-type="string"><text:p text:style-name="P15">K/B</text:p></table:table-cell><table:table-cell table:style-name="Table1.A1" office:value-type="string"><text:p text:style-name="P15">Discussion</text:p></table:table-cell><table:table-cell table:style-name="Table1.F1" office:value-type="string"><text:p text:style-name="P15">Work Due</text:p></table:table-cell></table:table-row><table:table-row table:style-name="Table1.1"><table:table-cell table:style-name="Table1.A2" office:value-type="string"><text:p text:style-name="P16">3/26</text:p></table:table-cell><table:table-cell table:style-name="Table1.B2" table:number-rows-spanned="7" office:value-type="string"><text:p text:style-name="P1"><text:span text:style-name="T12">Chapter 0:</text:span><text:span text:style-name="T5"> </text:span><text:span text:style-name="T2">Introduction,</text:span></text:p><text:p text:style-name="P1"><text:span text:style-name="T2">Review, &amp; </text:span><text:span text:style-name="T12">Chapter 1, Section 1:</text:span><text:span text:style-name="T5"> </text:span><text:span text:style-name="T2">Simple Lin. Regression</text:span></text:p></table:table-cell><table:table-cell table:style-name="Table1.A2" office:value-type="string"><text:p text:style-name="P16">Syllabus and motivation</text:p></table:table-cell><table:table-cell table:style-name="Table1.B2" table:number-rows-spanned="7" office:value-type="string"><text:p text:style-name="P15">K</text:p></table:table-cell><table:table-cell table:style-name="Table1.B2" table:number-rows-spanned="3" office:value-type="string"><text:p text:style-name="P15">Intro to R and course project</text:p></table:table-cell><table:table-cell table:style-name="Table1.F2" office:value-type="string"><text:p text:style-name="P8"/></table:table-cell></table:table-row><table:table-row table:style-name="Table1.1"><table:table-cell table:style-name="Table1.A2" office:value-type="string"><text:p text:style-name="P16">3/28</text:p></table:table-cell><table:covered-table-cell/><table:table-cell table:style-name="Table1.A2" office:value-type="string"><text:p text:style-name="P20">Motivation; study design</text:p></table:table-cell><table:covered-table-cell/><table:covered-table-cell/><table:table-cell table:style-name="Table1.F3" office:value-type="string"><text:p text:style-name="P8"/></table:table-cell></table:table-row><table:table-row table:style-name="Table1.1"><table:table-cell table:style-name="Table1.A2" office:value-type="string"><text:p text:style-name="P16">3/30</text:p></table:table-cell><table:covered-table-cell/><table:table-cell table:style-name="Table1.A2" office:value-type="string"><text:p text:style-name="P3"><text:span text:style-name="T3">Summarizing data: u</text:span><text:span text:style-name="T2">ni/</text:span><text:span text:style-name="T3">bi</text:span><text:span text:style-name="T2">variate descriptive stat</text:span><text:span text:style-name="T3">istics</text:span></text:p></table:table-cell><table:covered-table-cell/><table:covered-table-cell/><table:table-cell table:style-name="Table1.F4" office:value-type="string"><text:p text:style-name="P15">HW1</text:p></table:table-cell></table:table-row><table:table-row table:style-name="Table1.1"><table:table-cell table:style-name="Table1.A2" office:value-type="string"><text:p text:style-name="P16">4/2</text:p></table:table-cell><table:covered-table-cell/><table:table-cell table:style-name="Table1.A2" office:value-type="string"><text:p text:style-name="P2"><text:span text:style-name="T2">Statistical inference; </text:span><text:span text:style-name="T4">normal/t distributions; Central Limit Theorem</text:span></text:p></table:table-cell><table:covered-table-cell/><table:table-cell table:style-name="Table1.B2" table:number-rows-spanned="3" office:value-type="string"><text:p text:style-name="P15">Graphs &amp; descriptive stats</text:p></table:table-cell><table:table-cell table:style-name="Table1.F5" office:value-type="string"><text:p text:style-name="P10">Project groups assigned</text:p></table:table-cell></table:table-row><table:table-row table:style-name="Table1.1"><table:table-cell table:style-name="Table1.A2" office:value-type="string"><text:p text:style-name="P16">4/4</text:p></table:table-cell><table:covered-table-cell/><table:table-cell table:style-name="Table1.A2" office:value-type="string"><text:p text:style-name="P2"><text:span text:style-name="T4">Statistical inference; s</text:span><text:span text:style-name="T2">imple linear regression: </text:span><text:span text:style-name="T4">interpretation</text:span></text:p></table:table-cell><table:covered-table-cell/><table:covered-table-cell/><table:table-cell table:style-name="Table1.F6" office:value-type="string"><text:p text:style-name="P8"/></table:table-cell></table:table-row><table:table-row table:style-name="Table1.1"><table:table-cell table:style-name="Table1.A2" office:value-type="string"><text:p text:style-name="P16">4/6</text:p></table:table-cell><table:covered-table-cell/><table:table-cell table:style-name="Table1.A2" office:value-type="string"><text:p text:style-name="P22">Statistical inference in simple linear regression</text:p></table:table-cell><table:covered-table-cell/><table:covered-table-cell/><table:table-cell table:style-name="Table1.F7" office:value-type="string"><text:p text:style-name="P15">HW2</text:p></table:table-cell></table:table-row><table:table-row table:style-name="Table1.1"><table:table-cell table:style-name="Table1.A2" office:value-type="string"><text:p text:style-name="P16">4/9</text:p></table:table-cell><table:covered-table-cell/><table:table-cell table:style-name="Table1.A2" office:value-type="string"><text:p text:style-name="P16">Transformations of outcomes and predictors</text:p></table:table-cell><table:covered-table-cell/><table:table-cell table:style-name="Table1.B2" table:number-rows-spanned="4" office:value-type="string"><text:p text:style-name="P1"><text:span text:style-name="T2">SAPs </text:span><text:span text:style-name="T4">and rubric, statistical → scientific question</text:span></text:p></table:table-cell><table:table-cell table:style-name="Table1.F8" office:value-type="string"><text:p text:style-name="P8"/></table:table-cell></table:table-row><table:table-row table:style-name="Table1.1"><table:table-cell table:style-name="Table1.A2" office:value-type="string"><text:p text:style-name="P16">4/11</text:p></table:table-cell><table:table-cell table:style-name="Table1.B2" table:number-rows-spanned="9" office:value-type="string"><text:p text:style-name="P1"><text:span text:style-name="T12">Chapter 1, Section 2:</text:span><text:span text:style-name="T5"> </text:span><text:span text:style-name="T2">Multiple Lin. Regression; </text:span><text:span text:style-name="T12">Chapter 1, Section 3:</text:span><text:span text:style-name="T2"> Prediction, Diagnostics; </text:span><text:span text:style-name="T12">Chapter 1, Section 4:</text:span><text:span text:style-name="T5"> Overview</text:span></text:p><text:p text:style-name="P15"/></table:table-cell><table:table-cell table:style-name="Table1.A2" office:value-type="string"><text:p text:style-name="P2"><text:span text:style-name="T4">Transformations, categorical predictors; m</text:span><text:span text:style-name="T2">ultiple linear regression </text:span><text:span text:style-name="T4">motivation</text:span></text:p></table:table-cell><table:table-cell table:style-name="Table1.B2" table:number-rows-spanned="6" office:value-type="string"><text:p text:style-name="P15">B</text:p></table:table-cell><table:covered-table-cell/><table:table-cell table:style-name="Table1.F10" office:value-type="string"><text:p text:style-name="P8"/></table:table-cell></table:table-row><table:table-row table:style-name="Table1.1"><table:table-cell table:style-name="Table1.A2" office:value-type="string"><text:p text:style-name="P17">4/13</text:p></table:table-cell><table:covered-table-cell/><table:table-cell table:style-name="Table1.A2" office:value-type="string"><text:p text:style-name="P23">Adjusting for covariates: confounders, precision variables, effect modifiers; causal diagrams; stratified analyses</text:p></table:table-cell><table:covered-table-cell/><table:covered-table-cell/><table:table-cell table:style-name="Table1.F10" office:value-type="string"><text:p text:style-name="P8"/></table:table-cell></table:table-row><table:table-row table:style-name="Table1.1"><table:table-cell table:style-name="Table1.A2" office:value-type="string"><text:p text:style-name="P17">4/16</text:p></table:table-cell><table:covered-table-cell/><table:table-cell table:style-name="Table1.A2" office:value-type="string"><text:p text:style-name="P23">Linear regression with two, many predictors; confounding</text:p></table:table-cell><table:covered-table-cell/><table:covered-table-cell/><table:table-cell table:style-name="Table1.F11" office:value-type="string"><text:p text:style-name="P5"><text:span text:style-name="T1">HW3, </text:span><text:span text:style-name="T15">Proposal</text:span></text:p></table:table-cell></table:table-row><table:table-row table:style-name="Table1.1"><table:table-cell table:style-name="Table1.A2" office:value-type="string"><text:p text:style-name="P17">4/18</text:p></table:table-cell><table:covered-table-cell/><table:table-cell table:style-name="Table1.A2" office:value-type="string"><text:p text:style-name="P23">Precision variables and effect modification</text:p></table:table-cell><table:covered-table-cell/><table:table-cell table:style-name="Table1.B2" table:number-rows-spanned="3" office:value-type="string"><text:p text:style-name="P15">Review for Midterm 1</text:p></table:table-cell><table:table-cell table:style-name="Table1.F12" office:value-type="string"><text:p text:style-name="P8"/></table:table-cell></table:table-row><table:table-row table:style-name="Table1.1"><table:table-cell table:style-name="Table1.A2" office:value-type="string"><text:p text:style-name="P18">4/20</text:p></table:table-cell><table:covered-table-cell/><table:table-cell table:style-name="Table1.A2" office:value-type="string"><text:p text:style-name="P23">Effect modification and review</text:p></table:table-cell><table:covered-table-cell/><table:covered-table-cell/><table:table-cell table:style-name="Table1.F13" office:value-type="string"><text:p text:style-name="P8"/></table:table-cell></table:table-row><table:table-row table:style-name="Table1.1"><table:table-cell table:style-name="Table1.A2" office:value-type="string"><text:p text:style-name="P18">4/23</text:p></table:table-cell><table:covered-table-cell/><table:table-cell table:style-name="Table1.A2" office:value-type="string"><text:p text:style-name="P7"><text:span text:style-name="T10">Midterm exam</text:span><text:span text:style-name="T11"> (BIOST310 review, linear regression)</text:span></text:p></table:table-cell><table:covered-table-cell/><table:covered-table-cell/><table:table-cell table:style-name="Table1.F14" office:value-type="string"><text:p text:style-name="P15">HW4</text:p></table:table-cell></table:table-row><table:table-row table:style-name="Table1.1"><table:table-cell table:style-name="Table1.A2" office:value-type="string"><text:p text:style-name="P18">4/25</text:p></table:table-cell><table:covered-table-cell/><table:table-cell table:style-name="Table1.A2" office:value-type="string"><text:p text:style-name="P28">Assumptions and diagnostics for linear regression</text:p></table:table-cell><table:table-cell table:style-name="Table1.B2" office:value-type="string"><text:p text:style-name="P15">K</text:p></table:table-cell><table:table-cell table:style-name="Table1.B2" table:number-rows-spanned="3" office:value-type="string"><text:p text:style-name="P24">Work on SAP</text:p></table:table-cell><table:table-cell table:style-name="Table1.F15" office:value-type="string"><text:p text:style-name="P29">Exam 1</text:p></table:table-cell></table:table-row><table:table-row table:style-name="Table1.1"><table:table-cell table:style-name="Table1.A2" office:value-type="string"><text:p text:style-name="P18">4/27</text:p></table:table-cell><table:covered-table-cell/><table:table-cell table:style-name="Table1.A2" office:value-type="string"><text:p text:style-name="P23">Prediction in linear regression</text:p></table:table-cell><table:table-cell table:style-name="Table1.B2" office:value-type="string"><text:p text:style-name="P21">Arjun</text:p></table:table-cell><table:covered-table-cell/><table:table-cell table:style-name="Table1.F16" office:value-type="string"><text:p text:style-name="P8"/></table:table-cell></table:table-row><table:table-row table:style-name="Table1.1"><table:table-cell table:style-name="Table1.A2" office:value-type="string"><text:p text:style-name="P18">4/30</text:p></table:table-cell><table:covered-table-cell/><table:table-cell table:style-name="Table1.A2" office:value-type="string"><text:p text:style-name="P23">Prediction, linear regression overview</text:p></table:table-cell><table:table-cell table:style-name="Table1.B2" office:value-type="string"><text:p text:style-name="P15">B</text:p></table:table-cell><table:covered-table-cell/><table:table-cell table:style-name="Table1.F17" office:value-type="string"><text:p text:style-name="P31">SAP</text:p></table:table-cell></table:table-row><table:table-row table:style-name="Table1.1"><table:table-cell table:style-name="Table1.A2" office:value-type="string"><text:p text:style-name="P16">5/2</text:p></table:table-cell><table:table-cell table:style-name="Table1.B2" table:number-rows-spanned="4" office:value-type="string"><text:p text:style-name="P13"><text:span text:style-name="T20">Chapter 2:</text:span> Logistic Regresion</text:p></table:table-cell><table:table-cell table:style-name="Table1.A2" office:value-type="string"><text:p text:style-name="P27">Binary outcomes</text:p></table:table-cell><table:table-cell table:style-name="Table1.B2" table:number-rows-spanned="4" office:value-type="string"><text:p text:style-name="P12">K</text:p></table:table-cell><table:table-cell table:style-name="Table1.B2" table:number-rows-spanned="2" office:value-type="string"><text:p text:style-name="P12">Linear regression overview</text:p></table:table-cell><table:table-cell table:style-name="Table1.F18" office:value-type="string"><text:p text:style-name="P8"/></table:table-cell></table:table-row><table:table-row table:style-name="Table1.19"><table:table-cell table:style-name="Table1.A2" office:value-type="string"><text:p text:style-name="P16">5/4</text:p></table:table-cell><table:covered-table-cell/><table:table-cell table:style-name="Table1.A2" office:value-type="string"><text:p text:style-name="P27">Simple, multiple logistic regression</text:p></table:table-cell><table:covered-table-cell/><table:covered-table-cell/><table:table-cell table:style-name="Table1.F19" office:value-type="string"><text:p text:style-name="P15">HW5</text:p></table:table-cell></table:table-row><table:table-row table:style-name="Table1.1"><table:table-cell table:style-name="Table1.A2" office:value-type="string"><text:p text:style-name="P16">5/7</text:p></table:table-cell><table:covered-table-cell/><table:table-cell table:style-name="Table1.A2" office:value-type="string"><text:p text:style-name="P27">Multiple logistic regression, GLMs, prediction</text:p></table:table-cell><table:covered-table-cell/><table:table-cell table:style-name="Table1.B2" table:number-rows-spanned="2" office:value-type="string"><text:p text:style-name="P24">Logistic <text:span text:style-name="T22">and relative risk</text:span> regression</text:p></table:table-cell><table:table-cell table:style-name="Table1.F20" office:value-type="string"><text:p text:style-name="P8"/></table:table-cell></table:table-row><table:table-row table:style-name="Table1.1"><table:table-cell table:style-name="Table1.A2" office:value-type="string"><text:p text:style-name="P16">5/9</text:p></table:table-cell><table:covered-table-cell/><table:table-cell table:style-name="Table1.A2" office:value-type="string"><text:p text:style-name="P16">Logistic reg. in case-control studies </text:p></table:table-cell><table:covered-table-cell/><table:covered-table-cell/><table:table-cell table:style-name="Table1.F21" office:value-type="string"><text:p text:style-name="P8"/></table:table-cell></table:table-row><table:table-row table:style-name="Table1.1"><table:table-cell table:style-name="Table1.A2" office:value-type="string"><text:p text:style-name="P19">5/11</text:p></table:table-cell><table:table-cell table:style-name="Table1.B2" table:number-rows-spanned="5" office:value-type="string"><text:p text:style-name="P1"><text:span text:style-name="T13">Chapter 3:</text:span><text:span text:style-name="T6"> </text:span><text:span text:style-name="T2">Survival </text:span><text:span text:style-name="T6">analysis</text:span></text:p></table:table-cell><table:table-cell table:style-name="Table1.A2" office:value-type="string"><text:p text:style-name="P33">Characteristics of survival data</text:p></table:table-cell><table:table-cell table:style-name="Table1.B2" table:number-rows-spanned="6" office:value-type="string"><text:p text:style-name="P15">B</text:p><text:p text:style-name="P15"/><text:p text:style-name="P15"/><text:p text:style-name="P15"/><text:p text:style-name="P15"/></table:table-cell><table:table-cell table:style-name="Table1.B2" table:number-rows-spanned="4" office:value-type="string"><text:p text:style-name="P15">Cox proportional hazards reg.</text:p></table:table-cell><table:table-cell table:style-name="Table1.F23" office:value-type="string"><text:p text:style-name="P14">HW6</text:p></table:table-cell></table:table-row><table:table-row table:style-name="Table1.1"><table:table-cell table:style-name="Table1.A2" office:value-type="string"><text:p text:style-name="P19">5/14</text:p></table:table-cell><table:covered-table-cell/><table:table-cell table:style-name="Table1.A2" office:value-type="string"><text:p text:style-name="P34">Kaplan-Meier, log rank test</text:p></table:table-cell><table:covered-table-cell/><table:covered-table-cell/><table:table-cell table:style-name="Table1.F23" office:value-type="string"><text:p text:style-name="P9"/></table:table-cell></table:table-row><table:table-row table:style-name="Table1.1"><table:table-cell table:style-name="Table1.A2" office:value-type="string"><text:p text:style-name="P16">5/16</text:p></table:table-cell><table:covered-table-cell/><table:table-cell table:style-name="Table1.A2" office:value-type="string"><text:p text:style-name="P25">Cox proportional hazards model</text:p></table:table-cell><table:covered-table-cell/><table:covered-table-cell/><table:table-cell table:style-name="Table1.F24" office:value-type="string"><text:p text:style-name="P8"/></table:table-cell></table:table-row><table:table-row table:style-name="Table1.1"><table:table-cell table:style-name="Table1.A2" office:value-type="string"><text:p text:style-name="P16">5/18</text:p></table:table-cell><table:covered-table-cell/><table:table-cell table:style-name="Table1.A2" office:value-type="string"><text:p text:style-name="P34">Review of logistic regression and survival analysis</text:p></table:table-cell><table:covered-table-cell/><table:covered-table-cell/><table:table-cell table:style-name="Table1.F25" office:value-type="string"><text:p text:style-name="P5"><text:span text:style-name="T1">HW</text:span><text:span text:style-name="T7">7</text:span><text:span text:style-name="T1">, </text:span><text:span text:style-name="T15">Draft 1</text:span></text:p></table:table-cell></table:table-row><table:table-row table:style-name="Table1.1"><table:table-cell table:style-name="Table1.A2" office:value-type="string"><text:p text:style-name="P16">5/21</text:p></table:table-cell><table:covered-table-cell/><table:table-cell table:style-name="Table1.A2" office:value-type="string"><text:p text:style-name="P4"><text:span text:style-name="T10">Midterm exam</text:span><text:span text:style-name="T11"> (logistic, survival)</text:span></text:p></table:table-cell><table:covered-table-cell/><table:table-cell table:style-name="Table1.B2" table:number-rows-spanned="3" office:value-type="string"><text:p text:style-name="P15">Project <text:s/>help</text:p></table:table-cell><table:table-cell table:style-name="Table1.F26" office:value-type="string"><text:p text:style-name="P8"/></table:table-cell></table:table-row><table:table-row table:style-name="Table1.1"><table:table-cell table:style-name="Table1.A2" office:value-type="string"><text:p text:style-name="P16">5/23</text:p></table:table-cell><table:table-cell table:style-name="Table1.B2" table:number-rows-spanned="4" office:value-type="string"><text:p text:style-name="P15"><text:span text:style-name="T21">Chapter 4:</text:span><text:span text:style-name="T23"> Special topics <text:s/></text:span></text:p></table:table-cell><table:table-cell table:style-name="Table1.A2" office:value-type="string"><text:p text:style-name="P26">Nonparametric estimation and inference</text:p></table:table-cell><table:covered-table-cell/><table:covered-table-cell/><table:table-cell table:style-name="Table1.F27" office:value-type="string"><text:p text:style-name="P8"/></table:table-cell></table:table-row><table:table-row table:style-name="Table1.1"><table:table-cell table:style-name="Table1.A2" office:value-type="string"><text:p text:style-name="P16">5/25</text:p></table:table-cell><table:covered-table-cell/><table:table-cell table:style-name="Table1.A2" office:value-type="string"><text:p text:style-name="P16">Regression methods in statistical genetics</text:p></table:table-cell><table:table-cell table:style-name="Table1.B2" office:value-type="string"><text:p text:style-name="P15">K</text:p></table:table-cell><table:covered-table-cell/><table:table-cell table:style-name="Table1.F29" office:value-type="string"><text:p text:style-name="P38">HW8 + activity</text:p></table:table-cell></table:table-row><table:table-row table:style-name="Table1.1"><table:table-cell table:style-name="Table1.A2" office:value-type="string"><text:p text:style-name="P36">5/28</text:p></table:table-cell><table:covered-table-cell/><table:table-cell table:style-name="Table1.A2" office:value-type="string"><text:p text:style-name="P36">No class (Memorial Day)</text:p></table:table-cell><table:table-cell table:style-name="Table1.B2" office:value-type="string"><text:p text:style-name="P15"/></table:table-cell><table:table-cell table:style-name="Table1.B2" table:number-rows-spanned="3" office:value-type="string"><text:p text:style-name="P40"><text:span text:style-name="T16">Present</text:span></text:p></table:table-cell><table:table-cell table:style-name="Table1.F29" office:value-type="string"><text:p text:style-name="P15"/></table:table-cell></table:table-row><table:table-row table:style-name="Table1.1"><table:table-cell table:style-name="Table1.A2" office:value-type="string"><text:p text:style-name="P36">5/30</text:p></table:table-cell><table:covered-table-cell/><table:table-cell table:style-name="Table1.A2" office:value-type="string"><text:p text:style-name="P36">Correlated data </text:p></table:table-cell><table:table-cell table:style-name="Table1.B2" office:value-type="string"><text:p text:style-name="P37">Lucy</text:p></table:table-cell><table:covered-table-cell/><table:table-cell table:style-name="Table1.F30" office:value-type="string"><text:p text:style-name="P15"/></table:table-cell></table:table-row><table:table-row table:style-name="Table1.1"><table:table-cell table:style-name="Table1.A2" office:value-type="string"><text:p text:style-name="P16">6/1</text:p></table:table-cell><table:table-cell table:style-name="Table1.B2" table:number-rows-spanned="2" office:value-type="string"><text:p text:style-name="P37"><text:span text:style-name="T20">Chapter 5:</text:span> Review, final </text:p></table:table-cell><table:table-cell table:style-name="Table1.A2" office:value-type="string"><text:p text:style-name="P16">Overview and review </text:p></table:table-cell><table:table-cell table:style-name="Table1.B2" table:number-rows-spanned="2" office:value-type="string"><text:p text:style-name="Standard"/></table:table-cell><table:covered-table-cell/><table:table-cell table:style-name="Table1.F31" office:value-type="string"><text:p text:style-name="P31">Project</text:p></table:table-cell></table:table-row><table:table-row table:style-name="Table1.1"><table:table-cell table:style-name="Table1.A2" office:value-type="string"><text:p text:style-name="P16">6/7</text:p></table:table-cell><table:covered-table-cell/><table:table-cell table:style-name="Table1.A2" office:value-type="string"><text:p text:style-name="P6"><text:span text:style-name="T9">Final Exam</text:span><text:span text:style-name="T1"> (8:30 am, </text:span><text:span text:style-name="T8">SOCC 303</text:span><text:span text:style-name="T1">) </text:span></text:p></table:table-cell><table:covered-table-cell/><table:table-cell table:style-name="Table1.B2" office:value-type="string"><text:p text:style-name="P8"/></table:table-cell><table:table-cell table:style-name="Table1.F32" office:value-type="string"><text:p text:style-name="P29">Final Exam</text:p></table:table-cell></table:table-row></table:table></draw:text-box></draw:frame><text:span text:style-name="T18">Project Due Dates:</text:span></text:p>
      <text:p text:style-name="P41"><text:span text:style-name="T17">Proposal</text:span> = Project Proposal (dataset, scientific questions)</text:p>
      <text:p text:style-name="P41"><text:span text:style-name="T17">SAP</text:span><text:span text:style-name="T14"> </text:span>= Statistical Analysis Plan + one preliminary analysis</text:p>
      <text:p text:style-name="P41"><text:span text:style-name="T17">Draft 1</text:span><text:span text:style-name="T19"> </text:span>= first draft of data analysis project</text:p>
      <text:p text:style-name="P41"><text:span text:style-name="T17">Present</text:span> = group presentations of final projects<text:bookmark text:name="_GoBack"/></text:p>
      <text:p text:style-name="P41"><text:span text:style-name="T17">Project </text:span><text:s/>= final draft of data analysis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name-asian="Calibri1" style:font-family-asian="Calibri" style:font-family-generic-asian="system" style:font-pitch-asian="variable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sey Grinde</meta:initial-creator>
    <dc:creator>Brian Williamson</dc:creator>
    <meta:editing-cycles>62</meta:editing-cycles>
    <meta:creation-date>2018-02-09T16:45:00</meta:creation-date>
    <dc:date>2018-05-08T10:13:49.619521648</dc:date>
    <meta:editing-duration>PT9H30M52S</meta:editing-duration>
    <meta:generator>LibreOffice/5.1.6.2$Linux_X86_64 LibreOffice_project/10m0$Build-2</meta:generator>
    <meta:document-statistic meta:table-count="1" meta:image-count="0" meta:object-count="0" meta:page-count="1" meta:paragraph-count="113" meta:word-count="351" meta:character-count="2401" meta:non-whitespace-character-count="21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